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size="12pt" style:font-size-asian="12pt" style:language-asian="ja" style:country-asian="JP"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break-before="page"/>
    </style:style>
    <style:style style:name="P6" style:family="paragraph" style:parent-style-name="Standard">
      <style:paragraph-properties fo:break-before="page"/>
      <style:text-properties style:language-asian="ja" style:country-asian="JP"/>
    </style:style>
    <style:style style:name="P7" style:family="paragraph" style:parent-style-name="Heading_20_1">
      <style:text-properties style:language-asian="ja" style:country-asian="JP"/>
    </style:style>
    <style:style style:name="P8" style:family="paragraph" style:parent-style-name="Heading_20_1">
      <style:paragraph-properties fo:break-before="page"/>
    </style:style>
    <style:style style:name="P9" style:family="paragraph" style:parent-style-name="Heading_20_3">
      <style:text-properties style:font-name-asian="verdana" style:font-style-asian="normal"/>
    </style:style>
    <style:style style:name="P10" style:family="paragraph" style:parent-style-name="Heading_20_2">
      <style:text-properties style:font-name-asian="verdana" style:font-style-asian="normal"/>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text-properties style:language-asian="ja" style:country-asian="JP"/>
    </style:style>
    <style:style style:name="P14" style:family="paragraph" style:parent-style-name="Standard" style:list-style-name="L1">
      <style:text-properties style:language-asian="ja" style:country-asian="JP"/>
    </style:style>
    <style:style style:name="P15" style:family="paragraph" style:parent-style-name="Standard" style:list-style-name="L2">
      <style:text-properties style:language-asian="ja" style:country-asian="JP"/>
    </style:style>
    <style:style style:name="P16" style:family="paragraph" style:parent-style-name="Standard" style:list-style-name="L3">
      <style:text-properties style:language-asian="ja" style:country-asian="JP"/>
    </style:style>
    <style:style style:name="P17" style:family="paragraph" style:parent-style-name="Standard" style:list-style-name="L4">
      <style:text-properties style:language-asian="ja" style:country-asian="JP"/>
    </style:style>
    <style:style style:name="P18" style:family="paragraph" style:parent-style-name="Standard" style:list-style-name="L5">
      <style:text-properties style:language-asian="ja" style:country-asian="JP"/>
    </style:style>
    <style:style style:name="P19" style:family="paragraph" style:parent-style-name="Standard" style:list-style-name="L6">
      <style:text-properties style:language-asian="ja" style:country-asian="JP"/>
    </style:style>
    <style:style style:name="P20" style:family="paragraph" style:parent-style-name="Standard" style:list-style-name="L7">
      <style:text-properties style:language-asian="ja" style:country-asian="JP"/>
    </style:style>
    <style:style style:name="P21" style:family="paragraph" style:parent-style-name="Standard" style:list-style-name="L8">
      <style:text-properties style:language-asian="ja" style:country-asian="JP"/>
    </style:style>
    <style:style style:name="P22" style:family="paragraph" style:parent-style-name="Standard" style:list-style-name="L15">
      <style:text-properties style:language-asian="ja" style:country-asian="JP"/>
    </style:style>
    <style:style style:name="P23" style:family="paragraph" style:parent-style-name="Standard">
      <style:text-properties style:font-name-asian="verdana" style:font-style-asian="normal"/>
    </style:style>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3"/>
    <style:style style:name="P29" style:family="paragraph" style:parent-style-name="Standard" style:list-style-name="L14"/>
    <style:style style:name="P30" style:family="paragraph" style:parent-style-name="Standard">
      <style:paragraph-properties fo:break-before="page"/>
      <style:text-properties style:language-asian="ja" style:country-asian="JP"/>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5-05</text:p>
      <text:p text:style-name="P2"/>
      <text:p text:style-name="P2"/>
      <text:p text:style-name="P2"/>
      <text:p text:style-name="P2"/>
      <text:p text:style-name="P2"/>
      <text:p text:style-name="P2"/>
      <text:p text:style-name="P6"/>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31">Pickles Framework の概要<text:tab/>4</text:p>
          <text:p text:style-name="P12">「サイトマップ」「コンテンツ」「テーマ」<text:tab/>4</text:p>
          <text:p text:style-name="P12">主な制作の手順<text:tab/>4</text:p>
          <text:p text:style-name="P31">セットアップ手順<text:tab/>5</text:p>
          <text:p text:style-name="P31">ディレクトリ構成<text:tab/>6</text:p>
          <text:p text:style-name="P31">サイトマップの管理<text:tab/>7</text:p>
          <text:p text:style-name="P12">サイトマップの形式<text:tab/>7</text:p>
          <text:p text:style-name="P12">サイトマップCSVの設置場所<text:tab/>7</text:p>
          <text:p text:style-name="P12">サイトマップCSVの定義<text:tab/>7</text:p>
          <text:p text:style-name="P12">ダイナミックパス機能<text:tab/>8</text:p>
          <text:p text:style-name="P31">コンテンツの制作<text:tab/>10</text:p>
          <text:p text:style-name="P31">テーマ<text:tab/>11</text:p>
          <text:p text:style-name="P12">複数のテーマの管理と切り替え<text:tab/>11</text:p>
          <text:p text:style-name="P12">レイアウト<text:tab/>11</text:p>
          <text:p text:style-name="P12">テーマの格納ディレクトリ<text:tab/>11</text:p>
          <text:p text:style-name="P12">テンプレートの記述<text:tab/>11</text:p>
          <text:p text:style-name="P11">コンテンツを出力する<text:tab/>12</text:p>
          <text:p text:style-name="P11">コンテンツが定義したCSSやJavaScriptを出力する<text:tab/>12</text:p>
          <text:p text:style-name="P11">ページの情報を出力する<text:tab/>13</text:p>
          <text:p text:style-name="P31">パブリッシュ<text:tab/>14</text:p>
          <text:p text:style-name="P12">パブリッシュ実行手順<text:tab/>14</text:p>
          <text:p text:style-name="P12">設定<text:tab/>14</text:p>
          <text:p text:style-name="P11">出力先のディレクトリを指定する – publish.path_publish_dir<text:tab/>14</text:p>
          <text:p text:style-name="P12">仕様<text:tab/>14</text:p>
          <text:p text:style-name="P11">パブリッシュ対象ファイルの一覧をどう生成するか<text:tab/>14</text:p>
          <text:p text:style-name="P11">静的書き出しファイルと動的書き出しファイル<text:tab/>15</text:p>
          <text:p text:style-name="P11">X-PXFW-RELATEDLINK<text:tab/>15</text:p>
          <text:p text:style-name="P31">メインコンフィグ<text:tab/>16</text:p>
          <text:p text:style-name="P12">書式<text:tab/>16</text:p>
          <text:p text:style-name="P12">設定項目<text:tab/>16</text:p>
          <text:p text:style-name="P11">project<text:tab/>16</text:p>
          <text:p text:style-name="P11">paths<text:tab/>16</text:p>
          <text:p text:style-name="P11">dbs<text:tab/>16</text:p>
          <text:p text:style-name="P11">filesystem<text:tab/>17</text:p>
          <text:p text:style-name="P11">publish<text:tab/>17</text:p>
          <text:p text:style-name="P11">system<text:tab/>17</text:p>
          <text:p text:style-name="P31">データベース(RDBMS)の利用<text:tab/>18</text:p>
          <text:p text:style-name="P31">ユーザーの管理<text:tab/>19</text:p>
          <text:p text:style-name="P12"><text:soft-page-break/>ユーザー情報格納テーブルの構造<text:tab/>19</text:p>
          <text:p text:style-name="P11">ユーザーテーブル： {$dbs.prefix}_user<text:tab/>19</text:p>
          <text:p text:style-name="P12">セットアップ手順<text:tab/>19</text:p>
          <text:p text:style-name="P31">コーディング規約<text:tab/>20</text:p>
          <text:p text:style-name="P12">内部エンコード<text:tab/>20</text:p>
          <text:p text:style-name="P12">改行コード<text:tab/>20</text:p>
          <text:p text:style-name="P12">インデント<text:tab/>20</text:p>
          <text:p text:style-name="P12">演算子<text:tab/>20</text:p>
          <text:p text:style-name="P12">命名規則<text:tab/>20</text:p>
          <text:p text:style-name="P11">PHPのクラス名<text:tab/>20</text:p>
          <text:p text:style-name="P11">PHPのメソッド名<text:tab/>20</text:p>
          <text:p text:style-name="P11">JavaScriptのオブジェクト名<text:tab/>21</text:p>
          <text:p text:style-name="P11">CSSクラス名<text:tab/>21</text:p>
          <text:p text:style-name="P11">パラメータ、クッキー、セッション、HTTP拡張ヘッダー<text:tab/>21</text:p>
          <text:p text:style-name="P11">その他<text:tab/>21</text:p>
          <text:p text:style-name="P12">予約語<text:tab/>21</text:p>
          <text:p text:style-name="P11">URIパラメータ<text:tab/>21</text:p>
          <text:p text:style-name="P11">クッキー<text:tab/>21</text:p>
          <text:p text:style-name="P11">セッション<text:tab/>22</text:p>
          <text:p text:style-name="P11">HTTPレスポンスヘッダー<text:tab/>22</text:p>
        </text:index-body>
      </text:table-of-content>
      <text:p text:style-name="Standard"/>
      <text:p text:style-name="Standard"/>
      <text:p text:style-name="P5"/>
      <text:h text:style-name="Heading_20_1" text:outline-level="1">Pickles Framework <text:span text:style-name="T1">の概要</text:span></text:h>
      <text:p text:style-name="Standard"/>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
      <text:p text:style-name="Standard">Pickles Framework <text:span text:style-name="T1">は、ウェブサイトを「サイトマップ」「コンテンツ」「テーマ」の3要素に分解して構築するフレームワークである。</text:span></text:p>
      <text:p text:style-name="P2"/>
      <text:list xml:id="list33475101" text:style-name="L1">
        <text:list-item>
          <text:p text:style-name="P14"><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4"><text:span text:style-name="T2">コンテンツ</text:span><text:line-break/>ページ要素のうち、内容部分だけを取り出した概念。</text:p>
        </text:list-item>
        <text:list-item>
          <text:p text:style-name="P14"><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主な制作の手順</text:h>
      <text:p text:style-name="P2"/>
      <text:p text:style-name="P2">次の手順で制作を行う。</text:p>
      <text:p text:style-name="P2"/>
      <text:list xml:id="list33471716" text:style-name="L2">
        <text:list-item>
          <text:p text:style-name="P15">サイトマップを定義</text:p>
        </text:list-item>
        <text:list-item>
          <text:p text:style-name="P15">コンテンツを編集</text:p>
        </text:list-item>
        <text:list-item>
          <text:p text:style-name="P15">テーマを編集</text:p>
        </text:list-item>
        <text:list-item>
          <text:p text:style-name="P15">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6"/>
      <text:h text:style-name="Heading_20_1" text:outline-level="1">セットアップ手順</text:h>
      <text:p text:style-name="P2"/>
      <text:p text:style-name="P2">(この項目は準備中です。)</text:p>
      <text:p text:style-name="P2"/>
      <text:p text:style-name="P6"/>
      <text:h text:style-name="Heading_20_1" text:outline-level="1">ディレクトリ構成</text:h>
      <text:p text:style-name="Text_20_body"/>
      <text:p text:style-name="P2">(この項目は準備中です。)</text:p>
      <text:p text:style-name="Text_20_body"/>
      <text:p text:style-name="Text_20_body"/>
      <text:p text:style-name="P6"/>
      <text:h text:style-name="P7" text:outline-level="1">サイトマップの管理</text:h>
      <text:p text:style-name="P2"/>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
      <text:p text:style-name="P2">サイトマップは次のようなCSV形式のファイルで定義される。</text:p>
      <text:p text:style-name="P2"/>
      <text:list xml:id="list33480862" text:style-name="L3">
        <text:list-item>
          <text:p text:style-name="P16"><text:span text:style-name="T2">文字エンコード</text:span><text:line-break/>UTF-8</text:p>
        </text:list-item>
        <text:list-item>
          <text:p text:style-name="P16"><text:span text:style-name="T2">区切り文字</text:span><text:line-break/>, (カンマ)</text:p>
        </text:list-item>
        <text:list-item>
          <text:p text:style-name="P16"><text:span text:style-name="T2">値を囲む</text:span><text:line-break/>“ (ダブルクオート)</text:p>
        </text:list-item>
        <text:list-item>
          <text:p text:style-name="P16"><text:span text:style-name="T2">エスケープ</text:span><text:line-break/>““ (ダブルクオートを重ねる)</text:p>
        </text:list-item>
        <text:list-item>
          <text:p text:style-name="P16"><text:span text:style-name="T2">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
      <text:p text:style-name="P2">サイトマップCSVは、サイトマップディレクトリに設置する。</text:p>
      <text:p text:style-name="P2"/>
      <text:p text:style-name="P2">./_PX/sitemap/*.csv</text:p>
      <text:p text:style-name="P2"/>
      <text:p text:style-name="P2">このディレクトリに置かれた、拡張子 *.csv のファイルは全てサイトマップCSVとしてスキャンされ、自動的にロードされる。</text:p>
      <text:p text:style-name="P2"/>
      <text:p text:style-name="P2"/>
      <text:h text:style-name="Heading_20_2" text:outline-level="2">サイトマップCSVの定義</text:h>
      <text:p text:style-name="P2"/>
      <text:p text:style-name="P2">サイトマップCSVの定義は、設定ファイルによって定義されている。設定ファイルの設置場所は下<text:soft-page-break/>記の通り。</text:p>
      <text:p text:style-name="P2"/>
      <text:p text:style-name="P2">./_PX/configs/sitemap_definition.csv</text:p>
      <text:p text:style-name="P2"/>
      <text:p text:style-name="P2">初期状態での設定は次のようになっている。</text:p>
      <text:p text:style-name="P2"><draw:frame draw:style-name="fr1" draw:name="オブジェクト1" text:anchor-type="paragraph" svg:x="0.152cm" svg:y="0.485cm" svg:width="9.345cm" svg:height="7.86cm" draw:z-index="0"><draw:object xlink:href="./Object 1" xlink:type="simple" xlink:show="embed" xlink:actuate="onLoad"/><draw:image xlink:href="./ObjectReplacements/Object 1" xlink:type="simple" xlink:show="embed" xlink:actuate="onLoad"/></draw:frame></text:p>
      <text:p text:style-name="P2"/>
      <text:p text:style-name="P2">sitemap_definition.csvを変更することで、サイトマップの項目を自由に定義できる。ただし、次の項目は必須項目であり、必ず含めなければならない。</text:p>
      <text:p text:style-name="P2"/>
      <text:list xml:id="list33492861" text:style-name="L4">
        <text:list-item>
          <text:p text:style-name="P17">path</text:p>
        </text:list-item>
        <text:list-item>
          <text:p text:style-name="P17">title</text:p>
        </text:list-item>
      </text:list>
      <text:p text:style-name="P2"/>
      <text:h text:style-name="Heading_20_2" text:outline-level="2">ダイナミックパス機能</text:h>
      <text:p text:style-name="P2"/>
      <text:p text:style-name="P2">サイトマップのpathに変数を埋め込むことで、動的なコンテンツを作成することができる。</text:p>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33475135" text:style-name="L5">
        <text:list-item>
          <text:p text:style-name="P18">{$a}を取得する ⇒ $px-&gt;req()-&gt;get_path_param('a')</text:p>
        </text:list-item>
        <text:list-item>
          <text:p text:style-name="P18">{$b}を取得する ⇒ $px-&gt;req()-&gt;get_path_param('b')</text:p>
        </text:list-item>
      </text:list>
      <text:p text:style-name="P2"/>
      <text:p text:style-name="P2"><text:soft-page-break/>ナビゲーション上に配置されるリンクでは、変数のキーとして設定した文字列がデフォルトの値として採用される。</text:p>
      <text:p text:style-name="P3"/>
      <text:p text:style-name="P4"><text:span text:style-name="T1">path値を </text:span><text:span text:style-name="T3">/test/dynamic/{$a}/{$b}.html</text:span><text:span text:style-name="T4"> とした場合には、/test/dynamic/a/b.html </text:span><text:span text:style-name="T5">がデフォルトのパスとなる。</text:span></text:p>
      <text:p text:style-name="P6"/>
      <text:h text:style-name="P7" text:outline-level="1">コンテンツの制作</text:h>
      <text:p text:style-name="P2"/>
      <text:p text:style-name="P2">コンテンツは、ページ要素のうち、内容部分だけを取り出した概念である。</text:p>
      <text:p text:style-name="P2"/>
      <text:p text:style-name="P2">コンテンツの制作に関するマニュアルは、PxFW_1x_contentsManual.odtに別途記載する。</text:p>
      <text:p text:style-name="P2"/>
      <text:p text:style-name="P2"/>
      <text:p text:style-name="P6"/>
      <text:h text:style-name="P7" text:outline-level="1">テーマ</text:h>
      <text:p text:style-name="P2"/>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p text:style-name="P2"/>
      <text:h text:style-name="Heading_20_2" text:outline-level="2">複数のテーマの管理と切り替え</text:h>
      <text:p text:style-name="P2"/>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テーマの格納ディレクトリ</text:h>
      <text:p text:style-name="P2"/>
      <text:p text:style-name="P2">テーマは、次のディレクトリに格納される。</text:p>
      <text:p text:style-name="P2"/>
      <text:p text:style-name="P2">./_PX/themes/{$テーマ名}/{$レイアウト名}.html</text:p>
      <text:p text:style-name="P2"/>
      <text:p text:style-name="P2"/>
      <text:h text:style-name="Heading_20_2" text:outline-level="2">テンプレートの記述</text:h>
      <text:p text:style-name="P2"/>
      <text:p text:style-name="P2">テーマは、コンテンツ領域のソースを変数として受け取り、HTML全体を補完して完成させる。<text:soft-page-break/>テーマのテンプレートは、DOCTYPE宣言、htmlタグ、headセクション、bodyセクションを出力し、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
      <text:p text:style-name="P2">コンテンツは、コンテンツ領域にあたる部分に出力する。関数{content}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
      <text:p text:style-name="P2">CSSやJavaScriptの定義は、headセクション内に出力しなければならない。次の例のように、関数{content name=”head”}で出力できる。</text:p>
      <text:p text:style-name="P2"/>
      <text:p text:style-name="P2">&lt;!doctype html&gt;</text:p>
      <text:p text:style-name="P2">&lt;html&gt;</text:p>
      <text:p text:style-name="P2">&lt;head&gt;</text:p>
      <text:p text:style-name="P2">&lt;title&gt;sample&lt;/title&gt;</text:p>
      <text:p text:style-name="P2">{content name=”head”}</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text:soft-page-break/>ページの情報を出力する</text:h>
      <text:p text:style-name="P2"/>
      <text:p text:style-name="P2">ページの情報は、$page_infoに連想配列として格納される。</text:p>
      <text:p text:style-name="P2">ここから出力する情報を選んで出力する。</text:p>
      <text:p text:style-name="P2">幾つか例を示す。</text:p>
      <text:p text:style-name="P2"/>
      <text:list xml:id="list33473430" text:style-name="L6">
        <text:list-item>
          <text:p text:style-name="P19">ページ名を出力する<text:line-break/>&lt;title&gt;{$page_info.title|escape} | サイト名&lt;/title&gt;</text:p>
        </text:list-item>
        <text:list-item>
          <text:p text:style-name="P19">ページ名(h1用)を出力する<text:line-break/>&lt;h1&gt;{$page_info.title_h1|escape}&lt;/h1&gt;</text:p>
        </text:list-item>
        <text:list-item>
          <text:p text:style-name="P19">コンフィグに設定されたサイト名を出力する<text:line-break/>&lt;title&gt;{$px-&gt;get_conf('project.name')}&lt;/title&gt;</text:p>
        </text:list-item>
        <text:list-item>
          <text:p text:style-name="P19">パン屑を出力する<text:line-break/>&lt;div class="breadcrumb"&gt;{$theme-&gt;mk_breadcrumb()}&lt;/div&gt;</text:p>
        </text:list-item>
      </text:list>
      <text:p text:style-name="P2"/>
      <text:p text:style-name="P2"/>
      <text:p text:style-name="P2"/>
      <text:p text:style-name="P6"/>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33463225" text:style-name="L7">
        <text:list-item>
          <text:p text:style-name="P20">Pickles Frameworkの任意のパスに、URLパラメータ ?PX=publish を付加してアクセスする。</text:p>
        </text:list-item>
        <text:list-item>
          <text:p text:style-name="P20">パブリッシュを実行する画面が表示されるので、終了するまで待つ。</text:p>
        </text:list-item>
        <text:list-item>
          <text:p text:style-name="P20">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設定は、メインコンフィグに記述する。</text:p>
      <text:p text:style-name="P2"/>
      <text:h text:style-name="Heading_20_3" text:outline-level="3">出力先のディレクトリを指定する – publish.path_publish_dir</text:h>
      <text:p text:style-name="P2"/>
      <text:p text:style-name="P2">このパスを設定すると、パブリッシュ完了時に、設定したパスにコピーを作成する。公開サイトのドキュメントルートパスを指定する、などの利用方法が考えられる。</text:p>
      <text:p text:style-name="P2"/>
      <text:p text:style-name="P2"/>
      <text:h text:style-name="Heading_20_2" text:outline-level="2">仕様</text:h>
      <text:p text:style-name="P2"/>
      <text:p text:style-name="P2">パブリッシュの仕様について説明する。</text:p>
      <text:p text:style-name="P2"/>
      <text:h text:style-name="Heading_20_3" text:outline-level="3">パブリッシュ対象ファイルの一覧をどう生成するか</text:h>
      <text:p text:style-name="P2"/>
      <text:p text:style-name="P2">Pickles Frameworkのインストールディレクトリをスキャンし、一覧を生成する。</text:p>
      <text:h text:style-name="Heading_20_3" text:outline-level="3"><text:soft-page-break/>静的書き出しファイルと動的書き出しファイル</text:h>
      <text:p text:style-name="P2"/>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33473586" text:style-name="L8">
        <text:list-item>
          <text:p text:style-name="P21">$px-&gt;add_relatedlink( '/a/b/c.html' );</text:p>
        </text:list-item>
      </text:list>
      <text:p text:style-name="P2"/>
      <text:p text:style-name="P2"/>
      <text:p text:style-name="P6"/>
      <text:h text:style-name="Heading_20_1" text:outline-level="1">メインコンフィグ</text:h>
      <text:p text:style-name="P2"/>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
      <text:p text:style-name="P2">UTF-8で記述するini形式。</text:p>
      <text:p text:style-name="P23"/>
      <text:h text:style-name="P10" text:outline-level="2">設定項目</text:h>
      <text:h text:style-name="P9" text:outline-level="3">project</text:h>
      <text:p text:style-name="P23"/>
      <text:list xml:id="list33489080" text:style-name="L9">
        <text:list-item>
          <text:p text:style-name="P24"><text:span text:style-name="T6">id<text:line-break/></text:span><text:span text:style-name="T7">プロジェクトのID</text:span></text:p>
        </text:list-item>
        <text:list-item>
          <text:p text:style-name="P24"><text:span text:style-name="T6">name<text:line-break/></text:span><text:span text:style-name="T7">プロジェクトの名前。サイト名</text:span></text:p>
        </text:list-item>
        <text:list-item>
          <text:p text:style-name="P24"><text:span text:style-name="T6">auth_type<text:line-break/></text:span><text:span text:style-name="T7">認証の種類(basic|digest)</text:span></text:p>
        </text:list-item>
        <text:list-item>
          <text:p text:style-name="P24"><text:span text:style-name="T6">auth_name<text:line-break/></text:span><text:span text:style-name="T7">認証ID</text:span></text:p>
        </text:list-item>
        <text:list-item>
          <text:p text:style-name="P24"><text:span text:style-name="T6">auth_password<text:line-break/></text:span><text:span text:style-name="T7">認証パスワード</text:span></text:p>
        </text:list-item>
      </text:list>
      <text:p text:style-name="P23"/>
      <text:h text:style-name="P9" text:outline-level="3">paths</text:h>
      <text:p text:style-name="P23"/>
      <text:list xml:id="list33493017" text:style-name="L10">
        <text:list-item>
          <text:p text:style-name="P25"><text:span text:style-name="T6">px_dir<text:line-break/>Pickles Framework</text:span><text:span text:style-name="T7"> ディレクトリのパス</text:span></text:p>
        </text:list-item>
        <text:list-item>
          <text:p text:style-name="P25"><text:span text:style-name="T6">access_log<text:line-break/></text:span><text:span text:style-name="T7">アクセスログの出力先ファイルパス</text:span></text:p>
        </text:list-item>
        <text:list-item>
          <text:p text:style-name="P25"><text:span text:style-name="T6">error_log<text:line-break/></text:span><text:span text:style-name="T7">エラーログの出力先ファイルパス</text:span></text:p>
        </text:list-item>
      </text:list>
      <text:p text:style-name="P23"/>
      <text:h text:style-name="P9" text:outline-level="3">dbs</text:h>
      <text:p text:style-name="P23"/>
      <text:list xml:id="list33464079" text:style-name="L11">
        <text:list-item>
          <text:p text:style-name="P26"><text:span text:style-name="T6">dbms<text:line-break/></text:span><text:soft-page-break/><text:span text:style-name="T7">RDBMSの種類。mysql|postgresql|sqlite</text:span></text:p>
        </text:list-item>
        <text:list-item>
          <text:p text:style-name="P26"><text:span text:style-name="T6">host<text:line-break/>接続先</text:span><text:span text:style-name="T7">ホスト名</text:span></text:p>
        </text:list-item>
        <text:list-item>
          <text:p text:style-name="P26"><text:span text:style-name="T6">port<text:line-break/>接続先</text:span><text:span text:style-name="T7">ポート番号</text:span></text:p>
        </text:list-item>
        <text:list-item>
          <text:p text:style-name="P26"><text:span text:style-name="T6">database_name<text:line-break/></text:span><text:span text:style-name="T7">データベース名。(sqliteの場合はDBファイルのパス)</text:span></text:p>
        </text:list-item>
        <text:list-item>
          <text:p text:style-name="P26"><text:span text:style-name="T6">user<text:line-break/></text:span><text:span text:style-name="T7">ユーザー名</text:span></text:p>
        </text:list-item>
        <text:list-item>
          <text:p text:style-name="P26"><text:span text:style-name="T6">password<text:line-break/></text:span><text:span text:style-name="T7">パスワード</text:span></text:p>
        </text:list-item>
        <text:list-item>
          <text:p text:style-name="P26"><text:span text:style-name="T6">charset<text:line-break/></text:span><text:span text:style-name="T7">文字セット</text:span></text:p>
        </text:list-item>
      </text:list>
      <text:p text:style-name="P23"/>
      <text:h text:style-name="P9" text:outline-level="3">filesystem</text:h>
      <text:p text:style-name="P23"/>
      <text:list xml:id="list33478417" text:style-name="L12">
        <text:list-item>
          <text:p text:style-name="P27"><text:span text:style-name="T6">encoding<text:line-break/></text:span><text:span text:style-name="T7">ファイルシステムの文字エンコーディング(ファイル名などに適用)</text:span></text:p>
        </text:list-item>
      </text:list>
      <text:p text:style-name="P23"/>
      <text:h text:style-name="P9" text:outline-level="3">publish</text:h>
      <text:p text:style-name="P23"/>
      <text:list xml:id="list33483729" text:style-name="L13">
        <text:list-item>
          <text:p text:style-name="P28"><text:span text:style-name="T6">path_publish_dir<text:line-break/></text:span><text:span text:style-name="T7">パブリッシュ先のディレクトリパス</text:span></text:p>
        </text:list-item>
      </text:list>
      <text:p text:style-name="P23"/>
      <text:h text:style-name="P9" text:outline-level="3">system</text:h>
      <text:p text:style-name="P23"/>
      <text:list xml:id="list33486070" text:style-name="L14">
        <text:list-item>
          <text:p text:style-name="P29"><text:span text:style-name="T6">allow_pxcommands<text:line-break/>PX</text:span><text:span text:style-name="T7">コマンドの実行を許可するフラグ。</text:span></text:p>
        </text:list-item>
        <text:list-item>
          <text:p text:style-name="P29"><text:span text:style-name="T6">session_name<text:line-break/></text:span><text:span text:style-name="T7">セッション名</text:span></text:p>
        </text:list-item>
      </text:list>
      <text:p text:style-name="P2"/>
      <text:p text:style-name="P2"/>
      <text:p text:style-name="P6"/>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33513478" text:style-name="L15">
        <text:list-item>
          <text:p text:style-name="P22">MySQL</text:p>
        </text:list-item>
        <text:list-item>
          <text:p text:style-name="P22">PostgreSQL</text:p>
        </text:list-item>
        <text:list-item>
          <text:p text:style-name="P22">SQLite</text:p>
        </text:list-item>
      </text:list>
      <text:p text:style-name="P2"/>
      <text:p text:style-name="P2">RDBMSを利用するためには、メインコンフィグの[dbs]の各項目を設定する必要がある(詳しくはメインコンフィグの項目を参照)。デフォルトでは、SQLiteを仕様するように予め設定されている。</text:p>
      <text:p text:style-name="P2"/>
      <text:p text:style-name="P2"/>
      <text:p text:style-name="P2"/>
      <text:h text:style-name="P8" text:outline-level="1">ユーザーの管理</text:h>
      <text:p text:style-name="Standard"/>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s.prefix}_user</text:h>
      <text:p text:style-name="Text_20_body"><draw:frame draw:style-name="fr1" draw:name="オブジェクト3" text:anchor-type="paragraph" svg:x="0.152cm" svg:y="0.069cm" svg:width="12.069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
      <text:p text:style-name="P2">ユーザーテーブルの構築の手順は、PXコマンド “initialize”の処理に含まれている。</text:p>
      <text:p text:style-name="P2"><text:s/>?PX=initialize を付けて任意のページにアクセスすることで初期構築される。</text:p>
      <text:p text:style-name="Standard"/>
      <text:p text:style-name="Standard"/>
      <text:p text:style-name="P6"/>
      <text:h text:style-name="Heading_20_1" text:outline-level="1">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コンテンツにより予約された接頭辞 cont を避ける。</text:p>
      <text:p text:style-name="P2">例： 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text:soft-page-break/>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コンテンツにより予約された接頭辞contを避ける。</text:p>
      <text:p text:style-name="P2"/>
      <text:p text:style-name="P2">例: modulename</text:p>
      <text:p text:style-name="P2"/>
      <text:p text:style-name="P2">ただし、モジュールの一部のパーツとして定義されるクラス名は、所属するモジュール名とパーツ名をハイフンでつないだ名前を付けること。</text:p>
      <text:p text:style-name="P2">例: module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2" text:outline-level="2">予約語</text:h>
      <text:p text:style-name="P2"/>
      <text:h text:style-name="Heading_20_3" text:outline-level="3">URIパラメータ</text:h>
      <text:p text:style-name="P2">(この項目は準備中です。)</text:p>
      <text:p text:style-name="P2"/>
      <text:h text:style-name="Heading_20_3" text:outline-level="3">クッキー</text:h>
      <text:p text:style-name="P2">(この項目は準備中です。)</text:p>
      <text:p text:style-name="P2"/>
      <text:h text:style-name="Heading_20_3" text:outline-level="3"><text:soft-page-break/>セッション</text:h>
      <text:p text:style-name="P2">(この項目は準備中です。)</text:p>
      <text:p text:style-name="P2"/>
      <text:h text:style-name="Heading_20_3" text:outline-level="3">HTTPレスポンスヘッダー</text:h>
      <text:p text:style-name="P2">(この項目は準備中です。)</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2</text:page-number><text:span text:style-name="MT1">/</text:span><text:span text:style-name="MT1"><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5-05T14:03:09.14</dc:date>
    <dc:creator>Koyanagi Tomoya</dc:creator>
    <meta:editing-duration>PT17H52M31S</meta:editing-duration>
    <meta:editing-cycles>88</meta:editing-cycles>
    <meta:generator>OpenOffice.org/3.2$Win32 OpenOffice.org_project/320m18$Build-9502</meta:generator>
    <dc:title>Pickles Framework 1.x サイト構築管理マニュアル</dc:title>
    <meta:document-statistic meta:table-count="0" meta:image-count="0" meta:object-count="3" meta:page-count="22" meta:paragraph-count="281" meta:word-count="2487" meta:character-count="70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02:58:1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